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style:cell-protect="protected"/>
    </style:style>
    <style:style style:name="ce3" style:family="table-cell" style:parent-style-name="Default" style:data-style-name="N4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3">
            <text:p>6,63</text:p>
          </table:table-cell>
          <table:table-cell office:value-type="date" office:date-value="2000-10-22T00:00:00" table:style-name="ce2">
            <text:p>22-10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3">
            <text:p>284,58</text:p>
          </table:table-cell>
          <table:table-cell office:value-type="date" office:date-value="2002-03-11T00:00:00" table:style-name="ce2">
            <text:p>11-03-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3">
            <text:p>159,45</text:p>
          </table:table-cell>
          <table:table-cell office:value-type="date" office:date-value="2002-05-26T00:00:00" table:style-name="ce2">
            <text:p>26-05-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3">
            <text:p>93,47</text:p>
          </table:table-cell>
          <table:table-cell office:value-type="date" office:date-value="2000-03-20T00:00:00" table:style-name="ce2">
            <text:p>20-03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3">
            <text:p>60,00</text:p>
          </table:table-cell>
          <table:table-cell office:value-type="date" office:date-value="2000-09-13T00:00:00" table:style-name="ce2">
            <text:p>13-09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3">
            <text:p>30,20</text:p>
          </table:table-cell>
          <table:table-cell office:value-type="date" office:date-value="2001-03-23T00:00:00" table:style-name="ce2">
            <text:p>23-03-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3">
            <text:p>103,34</text:p>
          </table:table-cell>
          <table:table-cell office:value-type="date" office:date-value="2000-04-11T00:00:00" table:style-name="ce2">
            <text:p>11-04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3">
            <text:p>174,23</text:p>
          </table:table-cell>
          <table:table-cell office:value-type="date" office:date-value="2000-01-10T00:00:00" table:style-name="ce2">
            <text:p>10-01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3">
            <text:p>442,54</text:p>
          </table:table-cell>
          <table:table-cell office:value-type="date" office:date-value="2002-09-24T00:00:00" table:style-name="ce2">
            <text:p>24-09-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3">
            <text:p>168,43</text:p>
          </table:table-cell>
          <table:table-cell office:value-type="date" office:date-value="2000-02-04T00:00:00" table:style-name="ce2">
            <text:p>04-02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3">
            <text:p>24,40</text:p>
          </table:table-cell>
          <table:table-cell office:value-type="date" office:date-value="2001-05-23T00:00:00" table:style-name="ce2">
            <text:p>23-05-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3">
            <text:p>67,13</text:p>
          </table:table-cell>
          <table:table-cell office:value-type="date" office:date-value="2002-08-11T00:00:00" table:style-name="ce2">
            <text:p>11-08-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3">
            <text:p>1.505,38</text:p>
          </table:table-cell>
          <table:table-cell office:value-type="date" office:date-value="2001-07-03T00:00:00" table:style-name="ce2">
            <text:p>03-07-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3">
            <text:p>54,09</text:p>
          </table:table-cell>
          <table:table-cell office:value-type="date" office:date-value="2000-06-07T00:00:00" table:style-name="ce2">
            <text:p>07-06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3">
            <text:p>6,74</text:p>
          </table:table-cell>
          <table:table-cell office:value-type="date" office:date-value="2000-04-17T00:00:00" table:style-name="ce2">
            <text:p>17-04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3">
            <text:p>105,06</text:p>
          </table:table-cell>
          <table:table-cell office:value-type="date" office:date-value="2001-01-04T00:00:00" table:style-name="ce2">
            <text:p>04-01-0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3">
            <text:p>46,73</text:p>
          </table:table-cell>
          <table:table-cell office:value-type="date" office:date-value="2001-02-02T00:00:00" table:style-name="ce2">
            <text:p>02-02-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3">
            <text:p>101,06</text:p>
          </table:table-cell>
          <table:table-cell office:value-type="date" office:date-value="2000-03-18T00:00:00" table:style-name="ce2">
            <text:p>18-03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3">
            <text:p>43,27</text:p>
          </table:table-cell>
          <table:table-cell office:value-type="date" office:date-value="2001-01-15T00:00:00" table:style-name="ce2">
            <text:p>15-01-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3">
            <text:p>19,75</text:p>
          </table:table-cell>
          <table:table-cell office:value-type="date" office:date-value="2001-07-02T00:00:00" table:style-name="ce2">
            <text:p>02-07-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3">
            <text:p>11,40</text:p>
          </table:table-cell>
          <table:table-cell office:value-type="date" office:date-value="2001-09-04T00:00:00" table:style-name="ce2">
            <text:p>04-09-0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3">
            <text:p>522,69</text:p>
          </table:table-cell>
          <table:table-cell office:value-type="date" office:date-value="2001-07-10T00:00:00" table:style-name="ce2">
            <text:p>10-07-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3">
            <text:p>111,64</text:p>
          </table:table-cell>
          <table:table-cell office:value-type="date" office:date-value="2000-11-11T00:00:00" table:style-name="ce2">
            <text:p>11-11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3">
            <text:p>75,27</text:p>
          </table:table-cell>
          <table:table-cell office:value-type="date" office:date-value="2001-06-25T00:00:00" table:style-name="ce2">
            <text:p>25-06-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3">
            <text:p>143,70</text:p>
          </table:table-cell>
          <table:table-cell office:value-type="date" office:date-value="2000-11-25T00:00:00" table:style-name="ce2">
            <text:p>25-11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3">
            <text:p>500.000,00</text:p>
          </table:table-cell>
          <table:table-cell office:value-type="date" office:date-value="2002-04-05T00:00:00" table:style-name="ce2">
            <text:p>05-04-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3">
            <text:p>43,91</text:p>
          </table:table-cell>
          <table:table-cell office:value-type="date" office:date-value="2002-07-04T00:00:00" table:style-name="ce2">
            <text:p>04-07-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3">
            <text:p>360,07</text:p>
          </table:table-cell>
          <table:table-cell office:value-type="date" office:date-value="2001-05-03T00:00:00" table:style-name="ce2">
            <text:p>03-05-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3">
            <text:p>9,06</text:p>
          </table:table-cell>
          <table:table-cell office:value-type="date" office:date-value="2002-02-20T00:00:00" table:style-name="ce2">
            <text:p>20-02-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3">
            <text:p>57,25</text:p>
          </table:table-cell>
          <table:table-cell office:value-type="date" office:date-value="2001-04-15T00:00:00" table:style-name="ce2">
            <text:p>15-04-0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3">
            <text:p>439,18</text:p>
          </table:table-cell>
          <table:table-cell office:value-type="date" office:date-value="2002-01-03T00:00:00" table:style-name="ce2">
            <text:p>03-01-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3">
            <text:p>29,04</text:p>
          </table:table-cell>
          <table:table-cell office:value-type="date" office:date-value="2000-02-23T00:00:00" table:style-name="ce2">
            <text:p>23-02-00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3">
            <text:p>39,76</text:p>
          </table:table-cell>
          <table:table-cell office:value-type="date" office:date-value="2001-05-27T00:00:00" table:style-name="ce2">
            <text:p>27-05-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3">
            <text:p>22,07</text:p>
          </table:table-cell>
          <table:table-cell office:value-type="date" office:date-value="2002-08-10T00:00:00" table:style-name="ce2">
            <text:p>10-08-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3">
            <text:p>15,10</text:p>
          </table:table-cell>
          <table:table-cell office:value-type="date" office:date-value="2002-07-04T00:00:00" table:style-name="ce2">
            <text:p>04-07-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3">
            <text:p>4,33</text:p>
          </table:table-cell>
          <table:table-cell office:value-type="date" office:date-value="2002-05-12T00:00:00" table:style-name="ce2">
            <text:p>12-05-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3">
            <text:p>270,00</text:p>
          </table:table-cell>
          <table:table-cell office:value-type="date" office:date-value="2000-02-14T00:00:00" table:style-name="ce2">
            <text:p>14-02-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3">
            <text:p>127,77</text:p>
          </table:table-cell>
          <table:table-cell office:value-type="date" office:date-value="2002-09-02T00:00:00" table:style-name="ce2">
            <text:p>02-09-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3">
            <text:p>144,00</text:p>
          </table:table-cell>
          <table:table-cell office:value-type="date" office:date-value="2002-05-05T00:00:00" table:style-name="ce2">
            <text:p>05-05-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3">
            <text:p>21,60</text:p>
          </table:table-cell>
          <table:table-cell office:value-type="date" office:date-value="2002-02-02T00:00:00" table:style-name="ce2">
            <text:p>02-02-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88</text:p>
          </table:table-cell>
          <table:table-cell office:value-type="string" table:style-name="ce1">
            <text:p>OFICINA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</table:table>
      <table:named-expressions>
        <table:named-range table:name="PRODUCTOS" table:cell-range-address="PRODUCTOS.$A$1:PRODUCTOS.$H$42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an</meta:initial-creator>
    <dc:creator>Maximiliano Güelpa</dc:creator>
    <meta:creation-date>2017-04-05T16:30:50Z</meta:creation-date>
    <dc:date>2019-02-02T19:59:29Z</dc:date>
  </office:meta>
</office:document-meta>
</file>